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95134" officeooo:paragraph-rsid="001ec0de"/>
    </style:style>
    <style:style style:name="P7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b6467" officeooo:paragraph-rsid="001b6467"/>
    </style:style>
    <style:style style:name="P9" style:family="paragraph" style:parent-style-name="Standard">
      <style:paragraph-properties fo:text-align="center" style:justify-single-word="false"/>
      <style:text-properties officeooo:rsid="001ec0de" officeooo:paragraph-rsid="001ec0de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f9da9" officeooo:paragraph-rsid="001f9da9"/>
    </style:style>
    <style:style style:name="T1" style:family="text">
      <style:text-properties officeooo:rsid="001ec0de"/>
    </style:style>
    <style:style style:name="T2" style:family="text">
      <style:text-properties officeooo:rsid="00216a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Outline</text:p>
      <text:p text:style-name="P1"/>
      <text:p text:style-name="P1">Questions:</text:p>
      <text:p text:style-name="P1">how often to collect ‘like’ ratings?</text:p>
      <text:p text:style-name="P1">how often to do old vs new test?</text:p>
      <text:p text:style-name="P9">Need to email Adrian for more songs – Lucy only has 1 other</text:p>
      <text:p text:style-name="P2">Scan Session 1 </text:p>
      <text:list xml:id="list1448083250611326669" text:style-name="L1">
        <text:list-item>
          <text:p text:style-name="P3">pre scan</text:p>
          <text:list>
            <text:list-item>
              <text:p text:style-name="P3">LOI</text:p>
            </text:list-item>
            <text:list-item>
              <text:p text:style-name="P3">consent</text:p>
            </text:list-item>
            <text:list-item>
              <text:p text:style-name="P3">demographic questionnaire</text:p>
            </text:list-item>
            <text:list-item>
              <text:p text:style-name="P3">full set of lyric modification questions <text:span text:style-name="T1">(~25)</text:span>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‘like’ ratings (play bits of songs to remind participant)</text:p>
            </text:list-item>
          </text:list>
        </text:list-item>
      </text:list>
      <text:p text:style-name="P2"/>
      <text:p text:style-name="P2">Lab Session 1</text:p>
      <text:list xml:id="list612181650864907847" text:style-name="L2">
        <text:list-item>
          <text:p text:style-name="P4">Listen to each song</text:p>
        </text:list-item>
        <text:list-item>
          <text:p text:style-name="P4">After each song, describe associations</text:p>
        </text:list-item>
        <text:list-item>
          <text:p text:style-name="P4">After each song collect ‘like’ ratings</text:p>
        </text:list-item>
        <text:list-item>
          <text:p text:style-name="P4">subset of lyric modification questions</text:p>
        </text:list-item>
      </text:list>
      <text:p text:style-name="P2"/>
      <text:p text:style-name="P2">Lab Session 2</text:p>
      <text:list xml:id="list7988570917272231863" text:style-name="L3">
        <text:list-item>
          <text:p text:style-name="P5">Listen to each song</text:p>
        </text:list-item>
        <text:list-item>
          <text:p text:style-name="P6">After each song collect ‘like’ ratings</text:p>
        </text:list-item>
        <text:list-item>
          <text:p text:style-name="P5">subset of lyric modification questions</text:p>
        </text:list-item>
        <text:list-item>
          <text:p text:style-name="P8">GMSI?</text:p>
        </text:list-item>
      </text:list>
      <text:p text:style-name="P2"/>
      <text:p text:style-name="P2">Lab Session 3</text:p>
      <text:list xml:id="list153028933305959" text:continue-numbering="true" text:style-name="L3">
        <text:list-item>
          <text:p text:style-name="P5">Listen to each song</text:p>
        </text:list-item>
        <text:list-item>
          <text:p text:style-name="P6">After each song collect ‘like’ ratings</text:p>
        </text:list-item>
        <text:list-item>
          <text:p text:style-name="P5">subset of lyric modification questions</text:p>
        </text:list-item>
        <text:list-item>
          <text:p text:style-name="P10">melodic memory</text:p>
        </text:list-item>
      </text:list>
      <text:p text:style-name="P2"/>
      <text:p text:style-name="P2">Lab Session 4</text:p>
      <text:list xml:id="list153028262173481" text:continue-numbering="true" text:style-name="L3">
        <text:list-item>
          <text:p text:style-name="P5">Listen to each song</text:p>
        </text:list-item>
        <text:list-item>
          <text:p text:style-name="P5">After each song collect ‘like’ ratings</text:p>
        </text:list-item>
        <text:list-item>
          <text:p text:style-name="P5">subset of lyric modification questions</text:p>
        </text:list-item>
        <text:list-item>
          <text:p text:style-name="P10">beat perception - GMSI</text:p>
        </text:list-item>
      </text:list>
      <text:p text:style-name="P2"/>
      <text:p text:style-name="P2">Scan Session 2</text:p>
      <text:list xml:id="list153027901918666" text:continue-list="list1448083250611326669" text:style-name="L1"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full set of lyric modification questions</text:p>
            </text:list-item>
            <text:list-item>
              <text:p text:style-name="P3">full set of old vs new <text:span text:style-name="T1">melody</text:span> test <text:span text:style-name="T2">(group A vs B songs) – vocode/filter acapella songs</text:span></text:p>
            </text:list-item>
            <text:list-item>
              <text:p text:style-name="P3">‘like’ ratings (play bits of songs to remind participan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5-24T12:45:46.846849000</dc:date>
    <dc:creator>A Sternin</dc:creator>
    <meta:editing-duration>PT28M32S</meta:editing-duration>
    <meta:editing-cycles>5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40" meta:word-count="212" meta:character-count="1103" meta:non-whitespace-character-count="957"/>
  </office:meta>
</office:document-meta>
</file>